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5917" officeooo:paragraph-rsid="00115917"/>
    </style:style>
    <style:style style:name="P2" style:family="paragraph" style:parent-style-name="Standard">
      <style:text-properties fo:font-weight="bold" officeooo:rsid="00115917" officeooo:paragraph-rsid="00115917" style:font-weight-asian="bold" style:font-weight-complex="bold"/>
    </style:style>
    <style:style style:name="P3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fo:font-weight="bold" officeooo:rsid="00115917" officeooo:paragraph-rsid="00115917" style:font-weight-asian="bold" style:font-weight-complex="bold"/>
    </style:style>
    <style:style style:name="P4" style:family="paragraph" style:parent-style-name="Standard">
      <style:text-properties officeooo:rsid="00115917" officeooo:paragraph-rsid="00115917"/>
    </style:style>
    <style:style style:name="P5" style:family="paragraph" style:parent-style-name="Standard">
      <style:text-properties officeooo:rsid="00135565" officeooo:paragraph-rsid="00135565"/>
    </style:style>
    <style:style style:name="P6" style:family="paragraph" style:parent-style-name="Standard">
      <style:text-properties officeooo:rsid="00135565" officeooo:paragraph-rsid="0015ecb0"/>
    </style:style>
    <style:style style:name="P7" style:family="paragraph" style:parent-style-name="Standard">
      <style:text-properties fo:font-weight="bold" officeooo:rsid="00135565" officeooo:paragraph-rsid="00135565" style:font-weight-asian="bold" style:font-weight-complex="bold"/>
    </style:style>
    <style:style style:name="P8" style:family="paragraph" style:parent-style-name="Standard">
      <style:text-properties fo:font-weight="bold" officeooo:rsid="00135565" officeooo:paragraph-rsid="0015ecb0" style:font-weight-asian="bold" style:font-weight-complex="bold"/>
    </style:style>
    <style:style style:name="P9" style:family="paragraph" style:parent-style-name="Standard">
      <style:text-properties fo:font-weight="bold" officeooo:rsid="00115917" officeooo:paragraph-rsid="00150a12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5ec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I am a:</text:p>
      <text:p text:style-name="P5">[ <text:s text:c="3"/>] Male <text:s text:c="2"/></text:p>
      <text:p text:style-name="P5">[ <text:s text:c="3"/>] Female </text:p>
      <text:p text:style-name="P5"/>
      <text:p text:style-name="P8">I think <text:span text:style-name="T2">this course is:</text:span></text:p>
      <text:p text:style-name="P6">[ <text:s text:c="3"/>] <text:s/><text:span text:style-name="T2">Too hard</text:span></text:p>
      <text:p text:style-name="P6">[ <text:s text:c="3"/>] <text:s/><text:span text:style-name="T2">Too easy</text:span></text:p>
      <text:p text:style-name="P6">[ <text:s text:c="3"/>] <text:s/><text:span text:style-name="T2">An appropriate difficulty level</text:span></text:p>
      <text:p text:style-name="P1"/>
      <text:p text:style-name="P1"><text:span text:style-name="T1">Describe your experience in COLL 100: Breaking Intuition to a freshmen currently trying to decide which COLL 100 to take:</text:span></text:p>
      <text:p text:style-name="P2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"/>
      <text:p text:style-name="P9">-------- <text:s text:c="7"/>-------- <text:s text:c="7"/>-------- <text:s text:c="7"/>-------- <text:s text:c="7"/>-------- <text:s text:c="7"/>-------- <text:s text:c="7"/>-------- <text:s text:c="7"/>-------- <text:s text:c="7"/>--------</text:p>
      <text:p text:style-name="P2"><text:line-break/>Write your name and tear this portion of the paper off: ___________________________________</text:p>
      <text:p text:style-name="P2"><text:line-break/></text:p>
      <text:p text:style-name="P3"/>
      <text:p text:style-name="P2"/>
      <text:p text:style-name="P2"/>
      <text:p text:style-name="P7">I am a:</text:p>
      <text:p text:style-name="P5">[ <text:s text:c="3"/>] Male <text:s text:c="2"/></text:p>
      <text:p text:style-name="P5">[ <text:s text:c="3"/>] Female </text:p>
      <text:p text:style-name="P5"/>
      <text:p text:style-name="P7">I think <text:span text:style-name="T2">this course is:</text:span></text:p>
      <text:p text:style-name="P5">[ <text:s text:c="3"/>] <text:s/><text:span text:style-name="T2">Too hard</text:span></text:p>
      <text:p text:style-name="P5">[ <text:s text:c="3"/>] <text:s/><text:span text:style-name="T2">Too easy</text:span></text:p>
      <text:p text:style-name="P5">[ <text:s text:c="3"/>] <text:s/><text:span text:style-name="T2">An appropriate difficulty level</text:span></text:p>
      <text:p text:style-name="P1"/>
      <text:p text:style-name="P2">Describe your experience in COLL 100: Breaking Intuition to a freshmen currently trying to decide which COLL 100 to take:</text:p>
      <text:p text:style-name="P2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2"/>
      <text:p text:style-name="P9">-------- <text:s text:c="7"/>-------- <text:s text:c="7"/>-------- <text:s text:c="7"/>-------- <text:s text:c="7"/>-------- <text:s text:c="7"/>-------- <text:s text:c="7"/>-------- <text:s text:c="7"/>-------- <text:s text:c="7"/>--------</text:p>
      <text:p text:style-name="P2"><text:line-break/>Write your name and tear this portion of the paper off: ___________________________________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08:14:42.672757841</meta:creation-date>
    <dc:date>2015-11-10T10:00:39.729541706</dc:date>
    <meta:editing-duration>PT5M30S</meta:editing-duration>
    <meta:editing-cycles>4</meta:editing-cycles>
    <meta:generator>LibreOffice/4.2.8.2$Linux_x86 LibreOffice_project/420m0$Build-2</meta:generator>
    <meta:document-statistic meta:table-count="0" meta:image-count="0" meta:object-count="0" meta:page-count="1" meta:paragraph-count="23" meta:word-count="140" meta:character-count="2119" meta:non-whitespace-character-count="1842"/>
  </office:meta>
</office:document-meta>
</file>